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SMOreg -C 1.0 -N 0 -I "weka.classifiers.functions.supportVector.RegSMOImproved -T 0.0010 -V -P 1.0E-12 -L 0.0010 -W 1" -K "weka.classifiers.functions.supportVector.PolyKernel -E 1.0 -C 250007"</text:p>
      <text:p text:style-name="Standard">Relation: <text:s text:c="4"/>FeatureFileAllMT_Reg-weka.filters.unsupervised.attribute.Normalize-S1.0-T0.0-weka.filters.unsupervised.attribute.Remove-R34,43-weka.filters.unsupervised.attribute.Remove-R33-weka.filters.unsupervised.attribute.Remove-R28</text:p>
      <text:p text:style-name="Standard">Instances: <text:s text:c="3"/>1000</text:p>
      <text:p text:style-name="Standard">Attributes: <text:s text:c="2"/>39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<text:soft-page-break/>=== Classifier model (full training set) ===</text:p>
      <text:p text:style-name="Standard"/>
      <text:p text:style-name="Standard">SMOreg</text:p>
      <text:p text:style-name="Standard"/>
      <text:p text:style-name="Standard">weights (not support vectors):</text:p>
      <text:p text:style-name="Standard"><text:s/>+ <text:s text:c="6"/>0.2742 * (normalized) Bi_lemma_overlap_count</text:p>
      <text:p text:style-name="Standard"><text:s/>- <text:s text:c="6"/>0.0745 * (normalized) Dist_Sim_Adj</text:p>
      <text:p text:style-name="Standard"><text:s/>+ <text:s text:c="6"/>0.0213 * (normalized) Dist_Sim_Noun</text:p>
      <text:p text:style-name="Standard"><text:s/>+ <text:s text:c="6"/>0.0171 * (normalized) Dist_Sim_Verb</text:p>
      <text:p text:style-name="Standard"><text:s/>+ <text:s text:c="6"/>0 <text:s text:c="5"/>* (normalized) LIWC_Catg_Achievement</text:p>
      <text:p text:style-name="Standard"><text:s/>- <text:s text:c="6"/>0.022 <text:s/>* (normalized) LIWC_Catg_Affective Processes</text:p>
      <text:p text:style-name="Standard"><text:s/>- <text:s text:c="6"/>0.0434 * (normalized) LIWC_Catg_Biological Processes</text:p>
      <text:p text:style-name="Standard"><text:s/>+ <text:s text:c="6"/>0.0842 * (normalized) LIWC_Catg_Causation</text:p>
      <text:p text:style-name="Standard"><text:s/>+ <text:s text:c="6"/>0.0444 * (normalized) LIWC_Catg_Certainty</text:p>
      <text:p text:style-name="Standard"><text:s/>+ <text:s text:c="6"/>0.1009 * (normalized) LIWC_Catg_Cognitive Processes</text:p>
      <text:p text:style-name="Standard"><text:s/>- <text:s text:c="6"/>0.0323 * (normalized) LIWC_Catg_Discrepancy</text:p>
      <text:p text:style-name="Standard"><text:s/>+ <text:s text:c="6"/>0.045 <text:s/>* (normalized) LIWC_Catg_Family</text:p>
      <text:p text:style-name="Standard"><text:s/>+ <text:s text:c="6"/>0 <text:s text:c="5"/>* (normalized) LIWC_Catg_Hear</text:p>
      <text:p text:style-name="Standard"><text:s/>- <text:s text:c="6"/>0.1574 * (normalized) LIWC_Catg_Humans</text:p>
      <text:p text:style-name="Standard"><text:s/>- <text:s text:c="6"/>0.0389 * (normalized) LIWC_Catg_Insight</text:p>
      <text:p text:style-name="Standard"><text:s/>+ <text:s text:c="6"/>0.1219 * (normalized) LIWC_Catg_Motion</text:p>
      <text:p text:style-name="Standard"><text:s/>+ <text:s text:c="6"/>0.1025 * (normalized) LIWC_Catg_Negative Emotion</text:p>
      <text:p text:style-name="Standard"><text:s/>+ <text:s text:c="6"/>0.0507 * (normalized) LIWC_Catg_Perceptual Processes</text:p>
      <text:p text:style-name="Standard"><text:s/>- <text:s text:c="6"/>0.0519 * (normalized) LIWC_Catg_Positive Emotion</text:p>
      <text:p text:style-name="Standard"><text:s/>+ <text:s text:c="6"/>0.0532 * (normalized) LIWC_Catg_Relativity</text:p>
      <text:p text:style-name="Standard"><text:s/>+ <text:s text:c="6"/>0.1142 * (normalized) LIWC_Catg_Religion</text:p>
      <text:p text:style-name="Standard"><text:s/>+ <text:s text:c="6"/>0.0507 * (normalized) LIWC_Catg_See</text:p>
      <text:p text:style-name="Standard"><text:s/>+ <text:s text:c="6"/>0.1214 * (normalized) LIWC_Catg_Sexual</text:p>
      <text:p text:style-name="Standard"><text:s/>- <text:s text:c="6"/>0.1392 * (normalized) LIWC_Catg_Social Processes</text:p>
      <text:p text:style-name="Standard"><text:s/>- <text:s text:c="6"/>0.0055 * (normalized) LIWC_Catg_Tentative</text:p>
      <text:p text:style-name="Standard"><text:s/>+ <text:s text:c="6"/>0.094 <text:s/>* (normalized) LIWC_Catg_Time</text:p>
      <text:p text:style-name="Standard"><text:s/>+ <text:s text:c="6"/>0.0308 * (normalized) LIWC_Catg_Work</text:p>
      <text:p text:style-name="Standard"><text:s/>+ <text:s text:c="6"/>0.1741 * (normalized) Tri_lemma_overlap_count</text:p>
      <text:p text:style-name="Standard"><text:s/>+ <text:s text:c="6"/>0.5555 * (normalized) UMBC</text:p>
      <text:p text:style-name="Standard"><text:s/>+ <text:s text:c="6"/>0.0793 * (normalized) Uni_lemma_overlap_count</text:p>
      <text:p text:style-name="Standard"><text:s/>- <text:s text:c="6"/>0.0778 * (normalized) rouge_1_f_score</text:p>
      <text:p text:style-name="Standard"><text:s/>- <text:s text:c="6"/>0.3192 * (normalized) rouge_2_f_score</text:p>
      <text:p text:style-name="Standard"><text:s/>- <text:s text:c="6"/>0.335 <text:s/>* (normalized) rouge_3_f_score</text:p>
      <text:p text:style-name="Standard"><text:s/>+ <text:s text:c="6"/>0.206 <text:s/>* (normalized) rouge_4_f_score</text:p>
      <text:p text:style-name="Standard"><text:s/>+ <text:s text:c="6"/>0.5827 * (normalized) rouge_l_f_score</text:p>
      <text:p text:style-name="Standard"><text:s/>+ <text:s text:c="6"/>0.1859 * (normalized) rouge_s*_f_score</text:p>
      <text:p text:style-name="Standard"><text:s/>+ <text:s text:c="6"/>0.1723 * (normalized) rouge_su*_f_score</text:p>
      <text:p text:style-name="Standard"><text:s/>- <text:s text:c="6"/>0.5095 * (normalized) rouge_w_1.2_f_score</text:p>
      <text:p text:style-name="Standard"><text:s/>+ <text:s text:c="6"/>0.079 </text:p>
      <text:p text:style-name="Standard"/>
      <text:p text:style-name="Standard"/>
      <text:p text:style-name="Standard"/>
      <text:p text:style-name="Standard">Number of kernel evaluations: 500500 (95.436% cached)</text:p>
      <text:p text:style-name="Standard"/>
      <text:p text:style-name="Standard">Time taken to build model: 0.54 seconds</text:p>
      <text:p text:style-name="Standard"/>
      <text:p text:style-name="Standard"><text:soft-page-break/>=== Cross-validation ===</text:p>
      <text:p text:style-name="Standard">=== Summary ===</text:p>
      <text:p text:style-name="Standard"/>
      <text:p text:style-name="Standard">Correlation coefficient <text:s text:c="17"/>0.5323</text:p>
      <text:p text:style-name="Standard">Mean absolute error <text:s text:c="21"/>0.8019</text:p>
      <text:p text:style-name="Standard">Root mean squared error <text:s text:c="17"/>1.0208</text:p>
      <text:p text:style-name="Standard">Relative absolute error <text:s text:c="16"/>81.7819 %</text:p>
      <text:p text:style-name="Standard">Root relative squared error <text:s text:c="12"/>85.9221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5-01-24T12:45:16</meta:creation-date>
    <meta:document-statistic meta:table-count="0" meta:image-count="0" meta:object-count="0" meta:page-count="3" meta:paragraph-count="97" meta:word-count="342" meta:character-count="4222"/>
    <dc:date>2015-01-24T12:47:42</dc:date>
    <dc:creator>amita misra</dc:creator>
    <meta:editing-duration>PT2M26S</meta:editing-duration>
    <meta:editing-cycles>1</meta:editing-cycles>
    <meta:generator>OpenOffice/4.1.0$Unix OpenOffice.org_project/410m18$Build-9764</meta:generator>
  </office:meta>
</office:document-meta>
</file>